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ORDER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CLEAR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CLS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ONTINUE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OPY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M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DRAW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OR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GO SUB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GO TO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IF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ET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LIST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LOAD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EXT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PAUSE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PLOT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POKE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RIN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RANDOMIZE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REM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RETURN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UN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AV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5/09/2020</text:date>, <text:time>17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6:54:11.48</meta:creation-date>
    <dc:date>2020-09-05T17:01:01.23</dc:date>
    <meta:editing-duration>PT6M47S</meta:editing-duration>
    <meta:editing-cycles>5</meta:editing-cycles>
    <meta:generator>OpenOffice/4.1.5$Win32 OpenOffice.org_project/415m1$Build-9789</meta:generator>
    <meta:document-statistic meta:table-count="3" meta:cell-count="54" meta:object-count="0"/>
  </office:meta>
</office:document-meta>
</file>